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6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64])" office:value-type="float" office:value="39951" calcext:value-type="float">
            <text:p>39.951,00</text:p>
          </table:table-cell>
          <table:table-cell table:formula="of:=SUM([.E8:.E62])" office:value-type="float" office:value="63529.16" calcext:value-type="float">
            <text:p>63.529,16</text:p>
          </table:table-cell>
          <table:table-cell table:style-name="ce192"/>
          <table:table-cell table:style-name="ce202" table:formula="of:=[.G6]-[.D1]+[.E1]" office:value-type="float" office:value="-52442.67" calcext:value-type="float">
            <text:p>-52.442,6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Default" office:value-type="float" office:value="26000" calcext:value-type="float">
            <text:p>26000</text:p>
          </table:table-cell>
          <table:table-cell table:style-name="Default"/>
          <table:table-cell table:style-name="ce205" table:formula="of:=[.E20]-[.D20]+[.G19]" office:value-type="float" office:value="-41069.17" calcext:value-type="float">
            <text:p>-41.069,17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iradan ali balcıdan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 table:number-columns-repeated="2"/>
          <table:table-cell table:style-name="ce205" table:formula="of:=[.E21]-[.D21]+[.G20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2]-[.D22]+[.G21]" office:value-type="float" office:value="-59819.17" calcext:value-type="float">
            <text:p>-59.8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3]-[.D23]+[.G22]" office:value-type="float" office:value="-63419.17" calcext:value-type="float">
            <text:p>-63.4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4]-[.D24]+[.G23]" office:value-type="float" office:value="-66304.17" calcext:value-type="float">
            <text:p>-66.30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5]-[.D25]+[.G24]" office:value-type="float" office:value="-66394.17" calcext:value-type="float">
            <text:p>-66.39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6]-[.D26]+[.G25]" office:value-type="float" office:value="-68064.17" calcext:value-type="float">
            <text:p>-68.06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7]-[.D27]+[.G26]" office:value-type="float" office:value="-71088.17" calcext:value-type="float">
            <text:p>-71.08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8]-[.D28]+[.G27]" office:value-type="float" office:value="-71088.17" calcext:value-type="float">
            <text:p>-71.08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29]-[.D29]+[.G28]" office:value-type="float" office:value="-70918.17" calcext:value-type="float">
            <text:p>-70.918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0]-[.D30]+[.G29]" office:value-type="float" office:value="-69418.17" calcext:value-type="float">
            <text:p>-69.41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9368.17" calcext:value-type="float">
            <text:p>-69.368,17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 5607 TL</text:p>
          </table:table-cell>
          <table:table-cell table:style-name="ce54"/>
          <table:table-cell table:style-name="ce60"/>
          <table:table-cell table:style-name="Default"/>
          <table:table-cell table:style-name="ce205" table:formula="of:=[.E32]-[.D32]+[.G31]" office:value-type="float" office:value="-69368.17" calcext:value-type="float">
            <text:p>-69.36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03,5 m2 xps levha <text:s/>x 35</text:p>
          </table:table-cell>
          <table:table-cell/>
          <table:table-cell office:value-type="float" office:value="3622.5" calcext:value-type="float">
            <text:p>3.622,50</text:p>
          </table:table-cell>
          <table:table-cell/>
          <table:table-cell table:style-name="ce205" table:formula="of:=[.E33]-[.D33]+[.G32]" office:value-type="float" office:value="-65745.67" calcext:value-type="float">
            <text:p>-65.745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</text:p>
          </table:table-cell>
          <table:table-cell/>
          <table:table-cell office:value-type="float" office:value="252" calcext:value-type="float">
            <text:p>252,00</text:p>
          </table:table-cell>
          <table:table-cell/>
          <table:table-cell table:style-name="ce205" table:formula="of:=[.E34]-[.D34]+[.G33]" office:value-type="float" office:value="-65493.67" calcext:value-type="float">
            <text:p>-65.493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</text:p>
          </table:table-cell>
          <table:table-cell/>
          <table:table-cell office:value-type="float" office:value="175" calcext:value-type="float">
            <text:p>175,00</text:p>
          </table:table-cell>
          <table:table-cell/>
          <table:table-cell table:style-name="ce205" table:formula="of:=[.E35]-[.D35]+[.G34]" office:value-type="float" office:value="-65318.67" calcext:value-type="float">
            <text:p>-65.318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200 x 5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36]-[.D36]+[.G35]" office:value-type="float" office:value="-64318.67" calcext:value-type="float">
            <text:p>-64.318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05" table:formula="of:=[.E37]-[.D37]+[.G36]" office:value-type="float" office:value="-64168.67" calcext:value-type="float">
            <text:p>-64.168,6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05" table:formula="of:=[.E38]-[.D38]+[.G37]" office:value-type="float" office:value="-64138.67" calcext:value-type="float">
            <text:p>-64.138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</text:p>
          </table:table-cell>
          <table:table-cell/>
          <table:table-cell office:value-type="float" office:value="378" calcext:value-type="float">
            <text:p>378,00</text:p>
          </table:table-cell>
          <table:table-cell/>
          <table:table-cell table:style-name="ce205" table:formula="of:=[.E39]-[.D39]+[.G38]" office:value-type="float" office:value="-63760.67" calcext:value-type="float">
            <text:p>-63.760,67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0]-[.D40]+[.G39]" office:value-type="float" office:value="-63760.67" calcext:value-type="float">
            <text:p>-63.760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082 TL</text:p>
          </table:table-cell>
          <table:table-cell table:number-columns-repeated="3"/>
          <table:table-cell table:style-name="ce205" table:formula="of:=[.E41]-[.D41]+[.G40]" office:value-type="float" office:value="-63760.67" calcext:value-type="float">
            <text:p>-63.760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26 m2 x15 TL</text:p>
          </table:table-cell>
          <table:table-cell office:value-type="float" office:value="1890" calcext:value-type="float">
            <text:p>1.890,00</text:p>
          </table:table-cell>
          <table:table-cell table:number-columns-repeated="2"/>
          <table:table-cell table:style-name="ce205" table:formula="of:=[.E42]-[.D42]+[.G41]" office:value-type="float" office:value="-65650.67" calcext:value-type="float">
            <text:p>-65.650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= 4,8 m2 x15 TL</text:p>
          </table:table-cell>
          <table:table-cell office:value-type="float" office:value="72" calcext:value-type="float">
            <text:p>72,00</text:p>
          </table:table-cell>
          <table:table-cell table:number-columns-repeated="2"/>
          <table:table-cell table:style-name="ce205" table:formula="of:=[.E43]-[.D43]+[.G42]" office:value-type="float" office:value="-65722.67" calcext:value-type="float">
            <text:p>-65.72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4]-[.D44]+[.G43]" office:value-type="float" office:value="-65722.67" calcext:value-type="float">
            <text:p>-65.72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1 m2 seramik x 20</text:p>
          </table:table-cell>
          <table:table-cell office:value-type="float" office:value="420" calcext:value-type="float">
            <text:p>420,00</text:p>
          </table:table-cell>
          <table:table-cell table:number-columns-repeated="2"/>
          <table:table-cell table:style-name="ce205" table:formula="of:=[.E45]-[.D45]+[.G44]" office:value-type="float" office:value="-66142.67" calcext:value-type="float">
            <text:p>-66.14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35 m2 mermer kapı önü</text:p>
          </table:table-cell>
          <table:table-cell office:value-type="float" office:value="700" calcext:value-type="float">
            <text:p>700,00</text:p>
          </table:table-cell>
          <table:table-cell table:number-columns-repeated="2"/>
          <table:table-cell table:style-name="ce205" table:formula="of:=[.E46]-[.D46]+[.G45]" office:value-type="float" office:value="-66842.67" calcext:value-type="float">
            <text:p>-66.842,6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05" calcext:value-type="date">
            <text:p>05.10.2021</text:p>
          </table:table-cell>
          <table:table-cell office:value-type="string" calcext:value-type="string">
            <text:p>mesut deliduman kira senet 30-10-2021 </text:p>
          </table:table-cell>
          <table:table-cell/>
          <table:table-cell office:value-type="float" office:value="14400" calcext:value-type="float">
            <text:p>14.400,00</text:p>
          </table:table-cell>
          <table:table-cell/>
          <table:table-cell table:style-name="ce205" table:formula="of:=[.E47]-[.D47]+[.G46]" office:value-type="float" office:value="-52442.67" calcext:value-type="float">
            <text:p>-52.44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cıdan ziraate kredi için yatan</text:p>
          </table:table-cell>
          <table:table-cell table:number-columns-repeated="3"/>
          <table:table-cell table:style-name="ce205" table:formula="of:=[.E48]-[.D48]+[.G47]" office:value-type="float" office:value="-52442.67" calcext:value-type="float">
            <text:p>-52.442,6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6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/>
          <table:table-cell table:style-name="ce85" table:formula="of:=[.F6]*[.J5]" office:value-type="float" office:value="0" calcext:value-type="float">
            <text:p>0,00</text:p>
          </table:table-cell>
          <table:table-cell table:style-name="ce85" table:formula="of:=[.F6]*[.K5]" office:value-type="float" office:value="0" calcext:value-type="float">
            <text:p>0,00</text:p>
          </table:table-cell>
          <table:table-cell table:style-name="ce85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0" calcext:value-type="float">
            <text:p>0,00</text:p>
          </table:table-cell>
          <table:table-cell table:style-name="ce85" table:formula="of:=[.F10]*[.K9]" office:value-type="float" office:value="0" calcext:value-type="float">
            <text:p>0,00</text:p>
          </table:table-cell>
          <table:table-cell table:style-name="ce85" table:formula="of:=[.F10]*[.L9]" office:value-type="float" office:value="0" calcext:value-type="float">
            <text:p>0,00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1 hesaplarına atila balcı bakacak</text:p>
          </table:table-cell>
          <table:table-cell table:number-columns-repeated="1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0-08-30" calcext:value-type="date">
            <text:p>30.08.2020</text:p>
          </table:table-cell>
          <table:table-cell table:style-name="ce168" office:value-type="string" calcext:value-type="string">
            <text:p>Ahme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 table:number-rows-repeated="3">
          <table:table-cell table:style-name="ce163"/>
          <table:table-cell table:style-name="ce168"/>
          <table:table-cell table:style-name="ce173" table:number-columns-repeated="5"/>
        </table:table-row>
        <table:table-row table:style-name="ro1" table:number-rows-repeated="2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2000" calcext:value-type="float">
            <text:p>52.00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0" calcext:value-type="float">
            <text:p>0,00</text:p>
          </table:table-cell>
          <table:table-cell table:style-name="ce181" table:formula="of:=[.D15]-[.F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3000" calcext:value-type="float">
            <text:p>13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3000" calcext:value-type="float">
            <text:p>13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style-name="ce173" table:number-columns-repeated="2"/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24600" calcext:value-type="float">
            <text:p>24.600,00</text:p>
          </table:table-cell>
          <table:table-cell table:style-name="ce175" table:formula="of:=SUM([.D3:.D5])" office:value-type="float" office:value="850" calcext:value-type="float">
            <text:p>850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850" calcext:value-type="float">
            <text:p>85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460.7" calcext:value-type="float">
            <text:p>460,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style-name="ce174" table:number-columns-repeated="2"/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0" calcext:value-type="float">
            <text:p>0,00</text:p>
          </table:table-cell>
          <table:table-cell table:style-name="ce175" table:formula="of:=SUM([.D19:.D20])" office:value-type="float" office:value="0" calcext:value-type="float">
            <text:p>0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00" calcext:value-type="float">
            <text:p>20.000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/>
          <table:table-cell table:style-name="ce195"/>
          <table:table-cell table:style-name="ce209"/>
          <table:table-cell table:style-name="ce153"/>
          <table:table-cell table:style-name="ce218" table:formula="of:=[.E9]-[.C10]+[.D10]" office:value-type="float" office:value="-13695.8" calcext:value-type="float">
            <text:p>-13.695,8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95.8" calcext:value-type="float">
            <text:p>-13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ön kira geliri</text:p>
          </table:table-cell>
          <table:table-cell table:style-name="ce208" table:formula="of:=[$'03 Tp'.L12]" office:value-type="float" office:value="283.05" calcext:value-type="float">
            <text:p>+283,05</text:p>
          </table:table-cell>
          <table:table-cell table:style-name="ce218"/>
          <table:table-cell table:style-name="ce218" table:formula="of:=[.E7]-[.C8]+[.D8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arka kira geliri</text:p>
          </table:table-cell>
          <table:table-cell table:style-name="ce209" table:formula="of:=[$'03 Tp'.L15]" office:value-type="float" office:value="0" calcext:value-type="float">
            <text:p>0,00</text:p>
          </table:table-cell>
          <table:table-cell table:style-name="ce223"/>
          <table:table-cell table:style-name="ce219" table:formula="of:=[.E8]-[.C9]+[.D9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 table:number-columns-repeated="5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.00.0000</text:date>, <text:time style:data-style-name="N2" text:time-value="16:08:06.13183808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8T16:28:48.550012967</dc:date>
    <meta:editing-duration>PT23H52M2S</meta:editing-duration>
    <meta:editing-cycles>125</meta:editing-cycles>
    <meta:generator>LibreOffice/7.1.6.2$Linux_X86_64 LibreOffice_project/10$Build-2</meta:generator>
    <meta:print-date>2021-09-29T14:47:01.203189978</meta:print-date>
    <meta:document-statistic meta:table-count="8" meta:cell-count="481" meta:object-count="0"/>
  </office:meta>
</office:document-meta>
</file>